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58ABE8033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f0e9da" style:repeat="stretch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4.5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text-position="0% 100%" style:font-name="Garamond" fo:font-size="45pt" style:font-size-asian="45pt" style:font-size-complex="45pt"/>
    </style:style>
    <style:style style:name="T1" style:family="text">
      <style:text-properties style:text-position="0% 100%" style:font-name="Garamond" fo:font-size="54pt" style:font-size-asian="54pt" style:font-size-complex="54pt"/>
    </style:style>
    <style:style style:name="T2" style:family="text">
      <style:text-properties style:text-position="0% 100%" style:font-name="Garamond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914cm" svg:height="2.618cm" svg:x="1.543cm" svg:y="0.6cm">
          <draw:text-box>
            <text:p text:style-name="P1"><text:span text:style-name="T1">O</text:span><text:span text:style-name="T2">CEAN </text:span><text:span text:style-name="T1">L</text:span><text:span text:style-name="T2">INER </text:span><text:span text:style-name="T1">D</text:span><text:span text:style-name="T2">ESIGNER</text:span></text:p>
          </draw:text-box>
        </draw:frame>
        <draw:frame draw:style-name="gr2" draw:text-style-name="P1" draw:layer="layout" svg:width="21cm" svg:height="13.1cm" svg:x="0cm" svg:y="3.45cm">
          <draw:image xlink:href="Pictures/10000000000003C000000258ABE8033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3T15:50:29.564000000</meta:creation-date>
    <dc:date>2024-11-03T16:34:22.447000000</dc:date>
    <meta:editing-duration>PT1H11M24S</meta:editing-duration>
    <meta:editing-cycles>12</meta:editing-cycles>
    <meta:generator>LibreOffice/24.8.2.1$Windows_X86_64 LibreOffice_project/0f794b6e29741098670a3b95d60478a65d05ef13</meta:generator>
    <meta:document-statistic meta:object-count="2"/>
  </office:meta>
</office:document-meta>
</file>